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A00000143308F8C861FA5D8C4.png" manifest:media-type="image/png"/>
  <manifest:file-entry manifest:full-path="Pictures/10000001000002D0000002D0C4EB650195E7B6D3.png" manifest:media-type="image/png"/>
  <manifest:file-entry manifest:full-path="Pictures/1000000100000143000000AFBF30D705CDD68D12.png" manifest:media-type="image/png"/>
  <manifest:file-entry manifest:full-path="Pictures/10000000000000E1000000E1B3E1007EF16268D7.png" manifest:media-type="image/png"/>
  <manifest:file-entry manifest:full-path="Pictures/1000000000000A0B00000A0C5396598BB8270C18.png" manifest:media-type="image/png"/>
  <manifest:file-entry manifest:full-path="Pictures/1000000000000258000000EA735EC5650EFAD45A.png" manifest:media-type="image/png"/>
  <manifest:file-entry manifest:full-path="Pictures/10000000000000D4000000EEB624AA1FCE168CA1.png" manifest:media-type="image/png"/>
  <manifest:file-entry manifest:full-path="Pictures/100000010000021E00000256954AA56EA0B10BC9.png" manifest:media-type="image/png"/>
  <manifest:file-entry manifest:full-path="Pictures/100000010000006C0000013C583BED32A7AF7DCD.png" manifest:media-type="image/png"/>
  <manifest:file-entry manifest:full-path="Pictures/1000000100000320000001C72BBA8472A88ABAC1.png" manifest:media-type="image/png"/>
  <manifest:file-entry manifest:full-path="Pictures/10000001000001EB0000011A6FB6117472F6C0D4.png" manifest:media-type="image/png"/>
  <manifest:file-entry manifest:full-path="Pictures/10000000000002EB0000024141123F94EE74A05E.jpg" manifest:media-type="image/jpeg"/>
  <manifest:file-entry manifest:full-path="Pictures/10000001000003FC000002445BE3715598B0BEDD.png" manifest:media-type="image/png"/>
  <manifest:file-entry manifest:full-path="Pictures/10000001000003A2000001321486D3523729FC25.png" manifest:media-type="image/png"/>
  <manifest:file-entry manifest:full-path="Pictures/10000001000003FC00000244E9AB66705BAE219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573cm, 0cm, 0cm)" draw:image-opacity="100%" style:mirror="none"/>
    </style:style>
    <style:style style:name="gr3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11111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21cm"/>
      <style:paragraph-properties style:writing-mode="lr-tb"/>
    </style:style>
    <style:style style:name="gr6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41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356cm" fo:min-width="0.317cm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1.167cm" fo:min-width="0cm" fo:padding-top="0.178cm" fo:padding-bottom="0.178cm" fo:padding-left="0.303cm" fo:padding-right="0.303cm" fo:wrap-option="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10.508cm" fo:min-width="0cm" fo:padding-top="0.178cm" fo:padding-bottom="0.178cm" fo:padding-left="0.303cm" fo:padding-right="0.303cm" fo:wrap-option="wrap"/>
    </style:style>
    <style:style style:name="gr19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2.588cm" fo:min-width="0cm" fo:padding-top="0.178cm" fo:padding-bottom="0.178cm" fo:padding-left="0.303cm" fo:padding-right="0.303cm" fo:wrap-option="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22" style:family="graphic" style:parent-style-name="objectwithoutfill">
      <style:graphic-properties svg:stroke-width="0.106cm" svg:stroke-color="#80008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font-size="16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096cm" svg:height="6.096cm" draw:transform="rotate (1.5707963267949) translate (11.303cm 10.82cm)">
          <draw:image xlink:href="Pictures/10000001000002D0000002D0C4EB650195E7B6D3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3.17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4.296cm" svg:height="2.327cm" svg:x="20.469cm" svg:y="8.468cm">
          <draw:image xlink:href="Pictures/1000000100000143000000AFBF30D705CDD68D12.png" xlink:type="simple" xlink:show="embed" xlink:actuate="onLoad" draw:mime-type="image/png">
            <text:p/>
          </draw:image>
        </draw:frame>
        <draw:frame draw:style-name="gr1" draw:text-style-name="P1" draw:layer="layout" svg:width="4.762cm" svg:height="4.762cm" svg:x="20.32cm" svg:y="2.223cm">
          <draw:image xlink:href="Pictures/10000000000000E1000000E1B3E1007EF16268D7.png" xlink:type="simple" xlink:show="embed" xlink:actuate="onLoad" draw:mime-type="image/png">
            <text:p/>
          </draw:image>
        </draw:frame>
        <draw:polyline draw:style-name="gr3" draw:text-style-name="P1" draw:layer="layout" svg:width="5.714cm" svg:height="2.949cm" draw:transform="rotate (-3.14159265358979) translate (21.59cm 5.49cm)" svg:viewBox="0 0 5715 2950" draw:points="0,2950 4445,2950 4445,0 5715,0">
          <text:p/>
        </draw:polyline>
        <draw:polyline draw:style-name="gr4" draw:text-style-name="P1" draw:layer="layout" svg:width="5.079cm" svg:height="3.482cm" draw:transform="rotate (-3.14159265358979) translate (20.955cm 6.658cm)" svg:viewBox="0 0 5080 3483" draw:points="0,3483 3175,3483 3175,0 5080,0">
          <text:p/>
        </draw:polyline>
        <draw:frame draw:style-name="gr5" draw:text-style-name="P2" draw:layer="layout" svg:width="3.821cm" svg:height="0.878cm" svg:x="18.62cm" svg:y="6.023cm">
          <draw:text-box>
            <text:p><text:span text:style-name="T1">Battery (12V)</text:span></text:p>
          </draw:text-box>
        </draw:frame>
        <draw:polyline draw:style-name="gr6" draw:text-style-name="P1" draw:layer="layout" svg:width="4.593cm" svg:height="0.957cm" svg:x="16.084cm" svg:y="7.763cm" svg:viewBox="0 0 4594 958" draw:points="0,0 3175,0 3175,958 4594,958">
          <text:p/>
        </draw:polyline>
        <draw:polyline draw:style-name="gr6" draw:text-style-name="P1" draw:layer="layout" svg:width="4.605cm" svg:height="1.924cm" svg:x="16.084cm" svg:y="8.563cm" svg:viewBox="0 0 4606 1925" draw:points="0,0 2489,0 2489,1925 4606,1925">
          <text:p/>
        </draw:polyline>
        <draw:frame draw:style-name="gr7" draw:text-style-name="P2" draw:layer="layout" svg:width="1.941cm" svg:height="0.878cm" svg:x="20.495cm" svg:y="11.05cm">
          <draw:text-box>
            <text:p><text:span text:style-name="T1">Motor</text:span></text:p>
          </draw:text-box>
        </draw:frame>
        <draw:line draw:style-name="gr8" draw:text-style-name="P1" draw:layer="layout" svg:x1="9.816cm" svg:y1="7.99cm" svg:x2="12.859cm" svg:y2="7.99cm">
          <text:p/>
        </draw:line>
        <draw:polyline draw:style-name="gr9" draw:text-style-name="P1" draw:layer="layout" svg:width="3.042cm" svg:height="0.224cm" svg:x="9.816cm" svg:y="8.744cm" svg:viewBox="0 0 3043 225" draw:points="0,225 1369,225 1369,0 3043,0">
          <text:p/>
        </draw:polyline>
        <draw:polyline draw:style-name="gr10" draw:text-style-name="P1" draw:layer="layout" svg:width="3.042cm" svg:height="0.194cm" svg:x="9.817cm" svg:y="9.145cm" svg:viewBox="0 0 3043 195" draw:points="0,195 2248,195 2248,0 3043,0">
          <text:p/>
        </draw:polylin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5.608cm" svg:height="6.296cm" svg:x="15.347cm" svg:y="6.8cm">
          <draw:image xlink:href="Pictures/10000000000000D4000000EEB624AA1FCE168CA1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6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3" draw:text-style-name="P1" draw:layer="layout" svg:width="6.349cm" svg:height="10.758cm" draw:transform="rotate (1.5707963267949) translate (6.086cm 9.525cm)" svg:viewBox="0 0 6350 10759" draw:points="2328,10759 6350,10759 6350,0 0,0 0,793">
          <text:p/>
        </draw:polyline>
        <draw:line draw:style-name="gr8" draw:text-style-name="P1" draw:layer="layout" svg:x1="16.845cm" svg:y1="7.98cm" svg:x2="13.053cm" svg:y2="7.981cm">
          <text:p/>
        </draw:line>
        <draw:polyline draw:style-name="gr6" draw:text-style-name="P1" draw:layer="layout" svg:width="3.844cm" svg:height="1.657cm" draw:transform="rotate (-3.14159265358979) translate (16.845cm 8.661cm)" svg:viewBox="0 0 3845 1658" draw:points="0,0 900,0 900,1658 3845,1658">
          <text:p/>
        </draw:polyline>
        <draw:polyline draw:style-name="gr9" draw:text-style-name="P1" draw:layer="layout" svg:width="3.844cm" svg:height="2.01cm" draw:transform="rotate (-3.14159265358979) translate (16.845cm 9.349cm)" svg:viewBox="0 0 3845 2011" draw:points="0,0 1498,0 1498,2011 3845,2011">
          <text:p/>
        </draw:polylin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3.837cm" svg:height="13.843cm" svg:x="6.483cm" svg:y="1.27cm">
          <draw:image xlink:href="Pictures/1000000000000A0B00000A0C5396598BB8270C18.png" xlink:type="simple" xlink:show="embed" xlink:actuate="onLoad" draw:mime-type="image/png">
            <text:p/>
          </draw:image>
        </draw:frame>
        <draw:custom-shape draw:style-name="gr12" draw:text-style-name="P1" draw:layer="layout" svg:width="1.305cm" svg:height="1.006cm" svg:x="18.98cm" svg:y="4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0.402cm" svg:height="11.478cm" svg:x="0.635cm" svg:y="1.905cm">
          <draw:image xlink:href="Pictures/100000010000021E00000256954AA56EA0B10BC9.png" xlink:type="simple" xlink:show="embed" xlink:actuate="onLoad" draw:mime-type="image/png">
            <text:p/>
          </draw:image>
        </draw:frame>
        <draw:line draw:style-name="gr13" draw:text-style-name="P1" draw:layer="layout" svg:x1="9.029cm" svg:y1="4.868cm" svg:x2="6.489cm" svg:y2="4.868cm">
          <text:p/>
        </draw:line>
        <draw:frame draw:style-name="gr1" draw:text-style-name="P1" draw:layer="layout" svg:width="16.192cm" svg:height="9.207cm" svg:x="11.43cm" svg:y="2.858cm">
          <draw:image xlink:href="Pictures/10000001000003FC000002445BE3715598B0BEDD.png" xlink:type="simple" xlink:show="embed" xlink:actuate="onLoad" draw:mime-type="image/png">
            <text:p/>
          </draw:image>
        </draw:frame>
        <draw:line draw:style-name="gr13" draw:text-style-name="P1" draw:layer="layout" svg:x1="22.959cm" svg:y1="3.978cm" svg:x2="20.419cm" svg:y2="3.97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1" draw:layer="layout" svg:width="7.111cm" svg:height="11.328cm" svg:x="6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2" draw:text-style-name="P1" draw:layer="layout" svg:width="7.111cm" svg:height="11.328cm" svg:x="15.351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6" draw:text-style-name="P1" draw:layer="layout" svg:width="9.685cm" svg:height="1.589cm" svg:x="12.997cm" svg:y="12.436cm" svg:viewBox="0 0 9686 1590" draw:points="0,0 1429,0 1431,1590 9686,1590 9686,320 9051,320">
          <text:p/>
        </draw:polyline>
        <draw:polyline draw:style-name="gr9" draw:text-style-name="P1" draw:layer="layout" svg:width="10.191cm" svg:height="1.928cm" svg:x="12.997cm" svg:y="12.422cm" svg:viewBox="0 0 10192 1929" draw:points="0,336 971,336 973,1926 10192,1929 10192,3 9051,0">
          <text:p/>
        </draw:polyline>
        <draw:polyline draw:style-name="gr8" draw:text-style-name="P1" draw:layer="layout" svg:width="2.805cm" svg:height="1.846cm" svg:x="13.033cm" svg:y="7.98cm" svg:viewBox="0 0 2806 1847" draw:points="0,0 1536,8 1536,1847 2806,1847">
          <text:p/>
        </draw:polylin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.159cm" svg:height="6.461cm" draw:transform="rotate (1.5707963267949) translate (15.129cm 11.049cm)">
          <draw:image xlink:href="Pictures/100000010000006C0000013C583BED32A7AF7DCD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4.445cm" svg:y="2.464cm">
          <draw:image xlink:href="Pictures/10000000000002EB0000024141123F94EE74A05E.jpg" xlink:type="simple" xlink:show="embed" xlink:actuate="onLoad" draw:mime-type="image/jpeg">
            <text:p/>
          </draw:image>
        </draw:frame>
        <draw:line draw:style-name="gr6" draw:text-style-name="P1" draw:layer="layout" svg:x1="15.143cm" svg:y1="9.525cm" svg:x2="11.131cm" svg:y2="9.525cm">
          <text:p/>
        </draw:line>
        <draw:polyline draw:style-name="gr3" draw:text-style-name="P1" draw:layer="layout" svg:width="11.318cm" svg:height="4.31cm" draw:transform="rotate (-3.14159265358979) translate (15.129cm 13.727cm)" svg:viewBox="0 0 11319 4311" draw:points="0,3810 1794,3810 1794,0 11319,0 11304,4311 10155,4299">
          <text:p/>
        </draw:polyline>
        <draw:polyline draw:style-name="gr8" draw:text-style-name="P1" draw:layer="layout" svg:width="11.945cm" svg:height="4.314cm" draw:transform="rotate (-3.14159265358979) translate (15.13cm 14.068cm)" svg:viewBox="0 0 11946 4315" draw:points="0,3814 1371,3810 1371,0 11946,4 11931,4315 10155,4303">
          <text:p/>
        </draw:polylin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.159cm" svg:height="6.461cm" draw:transform="rotate (1.5707963267949) translate (15.129cm 11.049cm)">
          <draw:image xlink:href="Pictures/100000010000006C0000013C583BED32A7AF7DCD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4.445cm" svg:y="2.464cm">
          <draw:image xlink:href="Pictures/10000000000002EB0000024141123F94EE74A05E.jpg" xlink:type="simple" xlink:show="embed" xlink:actuate="onLoad" draw:mime-type="image/jpeg">
            <text:p/>
          </draw:image>
        </draw:frame>
        <draw:line draw:style-name="gr6" draw:text-style-name="P1" draw:layer="layout" svg:x1="15.143cm" svg:y1="9.525cm" svg:x2="11.131cm" svg:y2="9.525cm">
          <text:p/>
        </draw:line>
        <draw:frame draw:style-name="gr1" draw:text-style-name="P1" draw:layer="layout" svg:width="11.124cm" svg:height="3.659cm" svg:x="13.006cm" svg:y="3.81cm">
          <draw:image xlink:href="Pictures/10000001000003A2000001321486D3523729FC25.png" xlink:type="simple" xlink:show="embed" xlink:actuate="onLoad" draw:mime-type="image/png">
            <text:p/>
          </draw:image>
        </draw:frame>
        <draw:polyline draw:style-name="gr8" draw:text-style-name="P1" draw:layer="layout" svg:width="8.255cm" svg:height="5.601cm" draw:transform="rotate (-3.14159265358979) translate (22.226cm 12.799cm)" svg:viewBox="0 0 8256 5602" draw:points="7097,2540 8256,2540 8256,0 1,0 0,5602 4445,5602">
          <text:p/>
        </draw:polyline>
        <draw:polyline draw:style-name="gr3" draw:text-style-name="P1" draw:layer="layout" svg:width="9.239cm" svg:height="6.393cm" draw:transform="rotate (-3.14159265358979) translate (22.755cm 13.135cm)" svg:viewBox="0 0 9240 6394" draw:points="7625,3175 9240,3176 9240,1 5,0 0,6394 4953,6394">
          <text:p/>
        </draw:polyline>
        <draw:polyline draw:style-name="gr8" draw:text-style-name="P1" draw:layer="layout" svg:width="7.936cm" svg:height="0.727cm" svg:x="11.126cm" svg:y="7.197cm" svg:viewBox="0 0 7937 728" draw:points="0,728 7937,728 7924,0">
          <text:p/>
        </draw:polyline>
        <draw:custom-shape draw:style-name="gr14" draw:text-style-name="P5" draw:layer="layout" svg:width="0.343cm" svg:height="0.343cm" svg:x="18.877cm" svg:y="7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16.101cm" svg:height="9.155cm" svg:x="10.795cm" svg:y="3.175cm">
          <draw:image xlink:href="Pictures/10000001000003FC00000244E9AB66705BAE2193.png" xlink:type="simple" xlink:show="embed" xlink:actuate="onLoad" draw:mime-type="image/png">
            <text:p/>
          </draw:image>
        </draw:frame>
        <draw:line draw:style-name="gr13" draw:text-style-name="P1" draw:layer="layout" svg:x1="21.69cm" svg:y1="4.29cm" svg:x2="19.15cm" svg:y2="4.29cm">
          <text:p/>
        </draw:lin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5" draw:text-style-name="P6" draw:layer="layout" svg:width="15.874cm" svg:height="6.19cm" draw:transform="rotate (0.00523598775598299) translate (7.604cm 5.648cm)">
          <draw:image xlink:href="Pictures/1000000000000258000000EA735EC5650EFAD45A.png" xlink:type="simple" xlink:show="embed" xlink:actuate="onLoad" draw:mime-type="image/png">
            <text:p/>
          </draw:image>
        </draw:frame>
        <draw:custom-shape draw:style-name="gr16" draw:text-style-name="P1" draw:layer="layout" svg:width="0.635cm" svg:height="1.493cm" draw:transform="rotate (1.5707963267949) translate (15.456cm 5.8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7" draw:layer="layout" svg:width="4.058cm" svg:height="0.962cm" svg:x="14.168cm" svg:y="4.219cm">
          <draw:text-box>
            <text:p>Servo power</text:p>
          </draw:text-box>
        </draw:frame>
        <draw:custom-shape draw:style-name="gr18" draw:text-style-name="P1" draw:layer="layout" svg:width="0.635cm" svg:height="11.46cm" draw:transform="rotate (-1.5707963267949) translate (21.903cm 11.72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7" draw:layer="layout" svg:width="5.265cm" svg:height="0.962cm" svg:x="13.57cm" svg:y="12.355cm">
          <draw:text-box>
            <text:p>Output to Servos</text:p>
          </draw:text-box>
        </draw:frame>
        <draw:custom-shape draw:style-name="gr19" draw:text-style-name="P1" draw:layer="layout" svg:width="0.635cm" svg:height="3.106cm" draw:transform="rotate (-3.14159265358979) translate (7.779cm 10.26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7" draw:layer="layout" svg:width="2.259cm" svg:height="0.962cm" svg:x="6.489cm" svg:y="6.191cm">
          <draw:text-box>
            <text:p>Signal</text:p>
          </draw:text-box>
        </draw:frame>
        <draw:custom-shape draw:style-name="gr19" draw:text-style-name="P1" draw:layer="layout" svg:width="0.635cm" svg:height="3.106cm" svg:x="23.229cm" svg:y="7.1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7" draw:layer="layout" svg:width="2.259cm" svg:height="0.962cm" svg:x="23.075cm" svg:y="5.979cm">
          <draw:text-box>
            <text:p>Signal</text:p>
          </draw:text-box>
        </draw:fram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3.703cm" svg:height="4.157cm" svg:x="11.077cm" svg:y="9.813cm">
          <draw:image xlink:href="Pictures/10000000000000D4000000EEB624AA1FCE168CA1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6" draw:text-style-name="P1" draw:layer="layout" svg:width="2.082cm" svg:height="4.035cm" draw:transform="rotate (-3.14159265358979) translate (12.083cm 11.039cm)" svg:viewBox="0 0 2083 4036" draw:points="0,0 900,0 911,4013 2083,4036">
          <text:p/>
        </draw:polyline>
        <draw:polyline draw:style-name="gr9" draw:text-style-name="P1" draw:layer="layout" svg:width="2.053cm" svg:height="4.17cm" draw:transform="rotate (-3.14159265358979) translate (12.054cm 11.509cm)" svg:viewBox="0 0 2054 4171" draw:points="0,0 1263,0 1259,4171 2054,4171">
          <text:p/>
        </draw:polyline>
        <draw:frame draw:style-name="gr15" draw:text-style-name="P6" draw:layer="layout" svg:width="12.08cm" svg:height="4.71cm" draw:transform="rotate (0.00523598775598299) translate (15.206cm 9.336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6" draw:text-style-name="P1" draw:layer="layout" svg:width="5.469cm" svg:height="4.39cm" draw:transform="rotate (-3.14159265358979) translate (16.642cm 11.417cm)" svg:viewBox="0 0 5470 4391" draw:points="0,0 1376,0 1392,4391 5470,4391">
          <text:p/>
        </draw:polyline>
        <draw:polyline draw:style-name="gr9" draw:text-style-name="P1" draw:layer="layout" svg:width="5.833cm" svg:height="4.514cm" draw:transform="rotate (-3.14159265358979) translate (16.629cm 11.853cm)" svg:viewBox="0 0 5834 4515" draw:points="0,13 1766,0 1756,4515 5834,4515">
          <text:p/>
        </draw:polyline>
        <presentation:notes draw:style-name="dp1">
          <draw:page-thumbnail draw:style-name="gr11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5" draw:text-style-name="P6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8" draw:text-style-name="P1" draw:layer="layout" svg:width="3.482cm" svg:height="1.836cm" draw:transform="rotate (-3.14159265358979) translate (13.435cm 9.833cm)" svg:viewBox="0 0 3483 1837" draw:points="0,14 1778,0 1822,1837 3483,1837">
          <text:p/>
        </draw:polyline>
        <draw:polyline draw:style-name="gr3" draw:text-style-name="P1" draw:layer="layout" svg:width="10.337cm" svg:height="4.13cm" draw:transform="rotate (-3.14159265358979) translate (13.45cm 13.626cm)" svg:viewBox="0 0 10338 4131" draw:points="0,1632 1264,1632 1279,0 10319,0 10338,4120 9613,4131">
          <text:p/>
        </draw:polyline>
        <draw:frame draw:style-name="gr20" draw:text-style-name="P9" draw:layer="layout" svg:width="5.715cm" svg:height="1.673cm" svg:x="13.335cm" svg:y="5.028cm">
          <draw:text-box>
            <text:p><text:span text:style-name="T2">For Testing only!</text:span></text:p>
          </draw:text-box>
        </draw:frame>
        <presentation:notes draw:style-name="dp1">
          <draw:page-thumbnail draw:style-name="gr11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5" draw:text-style-name="P6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8" draw:text-style-name="P1" draw:layer="layout" svg:width="1.187cm" svg:height="4.174cm" draw:transform="rotate (-3.14159265358979) translate (19.527cm 8.969cm)" svg:viewBox="0 0 1188 4175" draw:points="715,0 715,767 0,741 27,4154 1188,4175">
          <text:p/>
        </draw:polyline>
        <draw:frame draw:style-name="gr21" draw:text-style-name="P9" draw:layer="layout" svg:width="5.715cm" svg:height="1.673cm" svg:x="12.065cm" svg:y="6.889cm">
          <draw:text-box>
            <text:p><text:span text:style-name="T2">Separate Battery </text:span><text:span text:style-name="T2">Pack</text:span></text:p>
          </draw:text-box>
        </draw:frame>
        <draw:frame draw:style-name="gr15" draw:text-style-name="P6" draw:layer="layout" svg:width="6.985cm" svg:height="4.011cm" svg:x="11.43cm" svg:y="2.974cm">
          <draw:image xlink:href="Pictures/10000001000001EB0000011A6FB6117472F6C0D4.png" xlink:type="simple" xlink:show="embed" xlink:actuate="onLoad" draw:mime-type="image/png">
            <text:p/>
          </draw:image>
        </draw:frame>
        <draw:polyline draw:style-name="gr3" draw:text-style-name="P1" draw:layer="layout" svg:width="0.82cm" svg:height="3.914cm" draw:transform="rotate (-3.14159265358979) translate (18.998cm 8.943cm)" svg:viewBox="0 0 821 3915" draw:points="821,0 821,1085 1,1112 0,3904 669,3915">
          <text:p/>
        </draw:polyline>
        <draw:polyline draw:style-name="gr8" draw:text-style-name="P1" draw:layer="layout" svg:width="3.482cm" svg:height="1.836cm" draw:transform="rotate (-3.14159265358979) translate (13.436cm 9.834cm)" svg:viewBox="0 0 3483 1837" draw:points="0,14 1778,0 1822,1837 3483,1837">
          <text:p/>
        </draw:polyline>
        <presentation:notes draw:style-name="dp1">
          <draw:page-thumbnail draw:style-name="gr11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5" draw:text-style-name="P6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frame draw:style-name="gr21" draw:text-style-name="P9" draw:layer="layout" svg:width="5.715cm" svg:height="1.27cm" svg:x="11.43cm" svg:y="6.35cm">
          <draw:text-box>
            <text:p><text:span text:style-name="T2">Voltage </text:span><text:span text:style-name="T2">Regulator</text:span></text:p>
          </draw:text-box>
        </draw:frame>
        <draw:polyline draw:style-name="gr8" draw:text-style-name="P1" draw:layer="layout" svg:width="3.482cm" svg:height="1.836cm" draw:transform="rotate (-3.14159265358979) translate (13.436cm 9.834cm)" svg:viewBox="0 0 3483 1837" draw:points="0,14 1778,0 1822,1837 3483,1837">
          <text:p/>
        </draw:polyline>
        <draw:frame draw:style-name="gr1" draw:text-style-name="P1" draw:layer="layout" svg:width="11.124cm" svg:height="3.659cm" svg:x="12.371cm" svg:y="2.056cm">
          <draw:image xlink:href="Pictures/10000001000003A2000001321486D3523729FC25.png" xlink:type="simple" xlink:show="embed" xlink:actuate="onLoad" draw:mime-type="image/png">
            <text:p/>
          </draw:image>
        </draw:frame>
        <draw:frame draw:style-name="gr15" draw:text-style-name="P6" draw:layer="layout" svg:width="3.647cm" svg:height="1.905cm" svg:x="19.086cm" svg:y="6.059cm">
          <draw:image xlink:href="Pictures/100000010000026A00000143308F8C861FA5D8C4.png" xlink:type="simple" xlink:show="embed" xlink:actuate="onLoad" draw:mime-type="image/png">
            <text:p/>
          </draw:image>
        </draw:frame>
        <draw:polyline draw:style-name="gr8" draw:text-style-name="P1" draw:layer="layout" svg:width="2.473cm" svg:height="2.342cm" draw:transform="rotate (-3.14159265358979) translate (19.408cm 7.742cm)" svg:viewBox="0 0 2474 2343" draw:points="0,17 682,0 648,2343 2474,2317">
          <text:p/>
        </draw:polyline>
        <draw:polyline draw:style-name="gr3" draw:text-style-name="P1" draw:layer="layout" svg:width="2.525cm" svg:height="1.363cm" draw:transform="rotate (-3.14159265358979) translate (19.434cm 6.419cm)" svg:viewBox="0 0 2526 1364" draw:points="0,0 1272,9 1283,1364 2526,1364">
          <text:p/>
        </draw:polyline>
        <draw:polyline draw:style-name="gr8" draw:text-style-name="P1" draw:layer="layout" svg:width="5.452cm" svg:height="1.194cm" draw:transform="rotate (-3.14159265358979) translate (24.264cm 8.919cm)" svg:viewBox="0 0 5453 1195" draw:points="5445,0 5453,384 8,384 0,1195 1826,1169">
          <text:p/>
        </draw:polyline>
        <draw:polyline draw:style-name="gr3" draw:text-style-name="P1" draw:layer="layout" svg:width="5.504cm" svg:height="2.489cm" draw:transform="rotate (-3.14159265358979) translate (23.667cm 8.954cm)" svg:viewBox="0 0 5505 2490" draw:points="5505,0 5505,699 0,743 2,2490 1245,2490">
          <text:p/>
        </draw:polyline>
        <presentation:notes draw:style-name="dp1">
          <draw:page-thumbnail draw:style-name="gr11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5" draw:text-style-name="P6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8" draw:text-style-name="P1" draw:layer="layout" svg:width="3.482cm" svg:height="1.837cm" draw:transform="rotate (-3.14159265358979) translate (13.436cm 9.834cm)" svg:viewBox="0 0 3483 1838" draw:points="0,14 2824,0 2838,1838 3483,1837">
          <text:p/>
        </draw:polyline>
        <draw:frame draw:style-name="gr1" draw:text-style-name="P1" draw:layer="layout" svg:width="11.124cm" svg:height="3.659cm" svg:x="12.771cm" svg:y="2.056cm">
          <draw:image xlink:href="Pictures/10000001000003A2000001321486D3523729FC25.png" xlink:type="simple" xlink:show="embed" xlink:actuate="onLoad" draw:mime-type="image/png">
            <text:p/>
          </draw:image>
        </draw:frame>
        <draw:frame draw:style-name="gr15" draw:text-style-name="P6" draw:layer="layout" svg:width="3.647cm" svg:height="1.905cm" svg:x="19.086cm" svg:y="6.059cm">
          <draw:image xlink:href="Pictures/100000010000026A00000143308F8C861FA5D8C4.png" xlink:type="simple" xlink:show="embed" xlink:actuate="onLoad" draw:mime-type="image/png">
            <text:p/>
          </draw:image>
        </draw:frame>
        <draw:polyline draw:style-name="gr8" draw:text-style-name="P1" draw:layer="layout" svg:width="2.473cm" svg:height="2.342cm" draw:transform="rotate (-3.14159265358979) translate (19.408cm 7.742cm)" svg:viewBox="0 0 2474 2343" draw:points="0,17 682,0 648,2343 2474,2317">
          <text:p/>
        </draw:polyline>
        <draw:polyline draw:style-name="gr3" draw:text-style-name="P1" draw:layer="layout" svg:width="2.525cm" svg:height="1.363cm" draw:transform="rotate (-3.14159265358979) translate (19.434cm 6.419cm)" svg:viewBox="0 0 2526 1364" draw:points="0,0 1272,9 1283,1364 2526,1364">
          <text:p/>
        </draw:polyline>
        <draw:polyline draw:style-name="gr8" draw:text-style-name="P1" draw:layer="layout" svg:width="5.452cm" svg:height="1.194cm" draw:transform="rotate (-3.14159265358979) translate (24.264cm 8.919cm)" svg:viewBox="0 0 5453 1195" draw:points="5445,0 5453,384 8,384 0,1195 1826,1169">
          <text:p/>
        </draw:polyline>
        <draw:polyline draw:style-name="gr3" draw:text-style-name="P1" draw:layer="layout" svg:width="5.504cm" svg:height="2.489cm" draw:transform="rotate (-3.14159265358979) translate (23.667cm 8.954cm)" svg:viewBox="0 0 5505 2490" draw:points="5505,0 5505,699 0,743 2,2490 1245,2490">
          <text:p/>
        </draw:polyline>
        <draw:polyline draw:style-name="gr8" draw:text-style-name="P1" draw:layer="layout" svg:width="15.682cm" svg:height="6.632cm" draw:transform="rotate (-3.14159265358979) translate (18.811cm 10.16cm)" svg:viewBox="0 0 15683 6633" draw:points="15001,17 15683,0 15607,6633 6523,6632 6523,2561 0,2418">
          <text:p/>
        </draw:polyline>
        <draw:polyline draw:style-name="gr3" draw:text-style-name="P1" draw:layer="layout" svg:width="15.621cm" svg:height="7.323cm" draw:transform="rotate (-3.14159265358979) translate (18.162cm 10.484cm)" svg:viewBox="0 0 15622 7324" draw:points="14298,0 15570,9 15622,7309 5594,7324 5624,4134 0,4074">
          <text:p/>
        </draw:polyline>
        <draw:polyline draw:style-name="gr6" draw:text-style-name="P1" draw:layer="layout" svg:width="3.361cm" svg:height="3.689cm" draw:transform="rotate (-3.14159265358979) translate (13.39cm 10.716cm)" svg:viewBox="0 0 3362 3690" draw:points="0,30 1528,0 1484,3690 3362,3689">
          <text:p/>
        </draw:polyline>
        <draw:polyline draw:style-name="gr9" draw:text-style-name="P1" draw:layer="layout" svg:width="3.435cm" svg:height="3.802cm" draw:transform="rotate (-3.14159265358979) translate (13.464cm 11.142cm)" svg:viewBox="0 0 3436 3803" draw:points="0,0 2029,0 2034,3803 3436,3803">
          <text:p/>
        </draw:polyline>
        <draw:polyline draw:style-name="gr22" draw:text-style-name="P1" draw:layer="layout" svg:width="11.426cm" svg:height="4.18cm" draw:transform="rotate (-3.14159265358979) translate (13.464cm 13.679cm)" svg:viewBox="0 0 11427 4181" draw:points="0,2115 2029,2115 2034,0 11427,27 11361,4181 9654,4181">
          <text:p/>
        </draw:polyline>
        <draw:frame draw:style-name="gr1" draw:text-style-name="P1" draw:layer="layout" svg:width="2.159cm" svg:height="6.461cm" draw:transform="rotate (-1.5707963267949) translate (22.611cm 13.335cm)">
          <draw:image xlink:href="Pictures/100000010000006C0000013C583BED32A7AF7DCD.png" xlink:type="simple" xlink:show="embed" xlink:actuate="onLoad" draw:mime-type="image/png">
            <text:p/>
          </draw:image>
        </draw:frame>
        <draw:polyline draw:style-name="gr8" draw:text-style-name="P1" draw:layer="layout" svg:width="1.568cm" svg:height="1.284cm" draw:transform="rotate (-3.14159265358979) translate (24.002cm 14.193cm)" svg:viewBox="0 0 1569 1285" draw:points="1569,0 0,19 0,1285 1267,1267">
          <text:p/>
        </draw:polyline>
        <draw:polyline draw:style-name="gr3" draw:text-style-name="P1" draw:layer="layout" svg:width="1.889cm" svg:height="2.002cm" draw:transform="rotate (-3.14159265358979) translate (24.285cm 14.457cm)" svg:viewBox="0 0 1890 2003" draw:points="1890,0 0,19 0,2003 1550,1984">
          <text:p/>
        </draw:polyline>
        <draw:polyline draw:style-name="gr6" draw:text-style-name="P1" draw:layer="layout" svg:width="2.286cm" svg:height="2.871cm" draw:transform="rotate (-3.14159265358979) translate (24.663cm 14.797cm)" svg:viewBox="0 0 2287 2872" draw:points="2287,0 19,18 0,2872 1871,2815">
          <text:p/>
        </draw:polyline>
        <presentation:notes draw:style-name="dp1">
          <draw:page-thumbnail draw:style-name="gr11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5" draw:text-style-name="P6" draw:layer="layout" svg:width="21.166cm" svg:height="12.038cm" svg:x="2.329cm" svg:y="3.01cm">
          <draw:image xlink:href="Pictures/1000000100000320000001C72BBA8472A88ABAC1.png" xlink:type="simple" xlink:show="embed" xlink:actuate="onLoad" draw:mime-type="image/png">
            <text:p/>
          </draw:image>
        </draw:frame>
        <draw:line draw:style-name="gr13" draw:text-style-name="P1" draw:layer="layout" svg:x1="16.86cm" svg:y1="4.469cm" svg:x2="14.32cm" svg:y2="4.469cm">
          <text:p/>
        </draw:line>
        <presentation:notes draw:style-name="dp1">
          <draw:page-thumbnail draw:style-name="gr11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21:24:07.790136251</meta:creation-date>
    <dc:date>2023-02-06T14:34:57.360790544</dc:date>
    <meta:editing-duration>PT5H46M16S</meta:editing-duration>
    <meta:editing-cycles>19</meta:editing-cycles>
    <meta:generator>LibreOffice/7.4.4.2$Linux_X86_64 LibreOffice_project/40$Build-2</meta:generator>
    <meta:document-statistic meta:object-count="154"/>
  </office:meta>
</office:document-meta>
</file>